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2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 style:data-style-name="N61"/>
    <style:style style:name="ce3" style:family="table-cell" style:parent-style-name="Default" style:data-style-name="N61"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l_capacidad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odulo</text:p>
          </table:table-cell>
          <table:table-cell office:value-type="float" office:value="8035.89" calcext:value-type="float">
            <text:p>8035,89</text:p>
          </table:table-cell>
        </table:table-row>
        <table:table-row table:style-name="ro1">
          <table:table-cell office:value-type="string" calcext:value-type="string">
            <text:p>frecuencia</text:p>
          </table:table-cell>
          <table:table-cell office:value-type="float" office:value="49713.63" calcext:value-type="float">
            <text:p>49713,63</text:p>
          </table:table-cell>
        </table:table-row>
        <table:table-row table:style-name="ro1">
          <table:table-cell office:value-type="string" calcext:value-type="string">
            <text:p>capacidad</text:p>
          </table:table-cell>
          <table:table-cell table:formula="of:=(2*PI()*[.B2]*[.B1])^(-1)" office:value-type="float" office:value="0.000000000398392058537162" calcext:value-type="float">
            <text:p>3,98392058537162E-10</text:p>
          </table:table-cell>
        </table:table-row>
      </table:table>
      <table:table table:name="Cal_inductor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odulo</text:p>
          </table:table-cell>
          <table:table-cell office:value-type="float" office:value="5788.04" calcext:value-type="float">
            <text:p>5788,04</text:p>
          </table:table-cell>
        </table:table-row>
        <table:table-row table:style-name="ro1">
          <table:table-cell office:value-type="string" calcext:value-type="string">
            <text:p>fase_grad</text:p>
          </table:table-cell>
          <table:table-cell office:value-type="float" office:value="54.7" calcext:value-type="float">
            <text:p>54,7</text:p>
          </table:table-cell>
        </table:table-row>
        <table:table-row table:style-name="ro1">
          <table:table-cell office:value-type="string" calcext:value-type="string">
            <text:p>fase_rad</text:p>
          </table:table-cell>
          <table:table-cell table:formula="of:=[.B2]*PI()/180" office:value-type="float" office:value="0.954695100840898" calcext:value-type="float">
            <text:p>0,9546951008</text:p>
          </table:table-cell>
        </table:table-row>
        <table:table-row table:style-name="ro1">
          <table:table-cell office:value-type="string" calcext:value-type="string">
            <text:p>frecuencia</text:p>
          </table:table-cell>
          <table:table-cell office:value-type="float" office:value="99.79" calcext:value-type="float">
            <text:p>99,79</text:p>
          </table:table-cell>
        </table:table-row>
        <table:table-row table:style-name="ro1">
          <table:table-cell/>
          <table:table-cell table:formula="of:=COS([.B3])" office:value-type="float" office:value="0.577857624383505" calcext:value-type="float">
            <text:p>0,5778576244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table:style-name="ce1" table:formula="of:=[.B1]*COS([.B3])" office:value-type="float" office:value="3344.6630442367" calcext:value-type="float">
            <text:p>3344,6630442367</text:p>
          </table:table-cell>
        </table:table-row>
        <table:table-row table:style-name="ro1">
          <table:table-cell office:value-type="string" calcext:value-type="string">
            <text:p>Imaginario</text:p>
          </table:table-cell>
          <table:table-cell table:formula="of:=[.B1]*SIN([.B3])" office:value-type="float" office:value="4723.83701688757" calcext:value-type="float">
            <text:p>4723,837016887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sistencia</text:p>
          </table:table-cell>
          <table:table-cell table:formula="of:=[.B6]" office:value-type="float" office:value="3344.6630442367" calcext:value-type="float">
            <text:p>3344,6630442367</text:p>
          </table:table-cell>
        </table:table-row>
        <table:table-row table:style-name="ro1">
          <table:table-cell office:value-type="string" calcext:value-type="string">
            <text:p>Inductor</text:p>
          </table:table-cell>
          <table:table-cell table:formula="of:=[.B7]/(2*PI()*[.B4])" office:value-type="float" office:value="7.53404160334833" calcext:value-type="float">
            <text:p>7,5340416033</text:p>
          </table:table-cell>
        </table:table-row>
      </table:table>
      <table:table table:name="Auxiliar" table:style-name="ta1">
        <table:table-column table:style-name="co1" table:default-cell-style-name="Default"/>
        <table:table-row table:style-name="ro1">
          <table:table-cell table:formula="of:=0.1/2920" office:value-type="float" office:value="0.0000342465753424658" calcext:value-type="float">
            <text:p>3,42465753424658E-05</text:p>
          </table:table-cell>
        </table:table-row>
      </table:table>
      <table:table table:name="Imax_ensayo" table:style-name="ta1">
        <table:shapes>
          <draw:frame draw:z-index="0" draw:style-name="gr1" draw:text-style-name="P1" svg:width="159.97mm" svg:height="90.04mm" svg:x="119.5mm" svg:y="17.8mm">
            <loext:p draw:notify-on-update-of-ranges="Imax_ensayo.A1:Imax_ensayo.A1 Imax_ensayo.A2:Imax_ensayo.A11 Imax_ensayo.B1:Imax_ensayo.B1 Imax_ensayo.B2:Imax_ensayo.B11 Imax_ensayo.A1:Imax_ensayo.A1 Imax_ensayo.A2:Imax_ensayo.A11 Imax_ensayo.C1:Imax_ensayo.C1 Imax_ensayo.C2:Imax_ensayo.C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I [mA]</text:p>
          </table:table-cell>
          <table:table-cell office:value-type="string" calcext:value-type="string">
            <text:p>VCE+</text:p>
          </table:table-cell>
          <table:table-cell office:value-type="string" calcext:value-type="string">
            <text:p>VCE-</text:p>
          </table:table-cell>
        </table:table-row>
        <table:table-row table:style-name="ro1">
          <table:table-cell office:value-type="float" office:value="0.001" calcext:value-type="float">
            <text:p>1,00E-03</text:p>
          </table:table-cell>
          <table:table-cell table:formula="of:=[.B$17]-[.B$14]-([.A2]*[.B$18])" office:value-type="float" office:value="19.01" calcext:value-type="float">
            <text:p>19,01</text:p>
          </table:table-cell>
          <table:table-cell table:formula="of:=[.B$17]-[.B$15]-([.A2]*[.B$18])" office:value-type="float" office:value="31.01" calcext:value-type="float">
            <text:p>31,01</text:p>
          </table:table-cell>
        </table:table-row>
        <table:table-row table:style-name="ro1">
          <table:table-cell office:value-type="float" office:value="0.002" calcext:value-type="float">
            <text:p>2,00E-03</text:p>
          </table:table-cell>
          <table:table-cell table:formula="of:=[.B$17]-[.B$14]-([.A3]*[.B$18])" office:value-type="float" office:value="16.02" calcext:value-type="float">
            <text:p>16,02</text:p>
          </table:table-cell>
          <table:table-cell table:formula="of:=[.B$17]-[.B$15]-([.A3]*[.B$18])" office:value-type="float" office:value="28.02" calcext:value-type="float">
            <text:p>28,02</text:p>
          </table:table-cell>
        </table:table-row>
        <table:table-row table:style-name="ro1">
          <table:table-cell office:value-type="float" office:value="0.003" calcext:value-type="float">
            <text:p>3,00E-03</text:p>
          </table:table-cell>
          <table:table-cell table:formula="of:=[.B$17]-[.B$14]-([.A4]*[.B$18])" office:value-type="float" office:value="13.03" calcext:value-type="float">
            <text:p>13,03</text:p>
          </table:table-cell>
          <table:table-cell table:formula="of:=[.B$17]-[.B$15]-([.A4]*[.B$18])" office:value-type="float" office:value="25.03" calcext:value-type="float">
            <text:p>25,03</text:p>
          </table:table-cell>
        </table:table-row>
        <table:table-row table:style-name="ro1">
          <table:table-cell office:value-type="float" office:value="0.004" calcext:value-type="float">
            <text:p>4,00E-03</text:p>
          </table:table-cell>
          <table:table-cell table:formula="of:=[.B$17]-[.B$14]-([.A5]*[.B$18])" office:value-type="float" office:value="10.04" calcext:value-type="float">
            <text:p>10,04</text:p>
          </table:table-cell>
          <table:table-cell table:formula="of:=[.B$17]-[.B$15]-([.A5]*[.B$18])" office:value-type="float" office:value="22.04" calcext:value-type="float">
            <text:p>22,04</text:p>
          </table:table-cell>
        </table:table-row>
        <table:table-row table:style-name="ro1">
          <table:table-cell office:value-type="float" office:value="0.005" calcext:value-type="float">
            <text:p>5,00E-03</text:p>
          </table:table-cell>
          <table:table-cell table:formula="of:=[.B$17]-[.B$14]-([.A6]*[.B$18])" office:value-type="float" office:value="7.05" calcext:value-type="float">
            <text:p>7,05</text:p>
          </table:table-cell>
          <table:table-cell table:formula="of:=[.B$17]-[.B$15]-([.A6]*[.B$18])" office:value-type="float" office:value="19.05" calcext:value-type="float">
            <text:p>19,05</text:p>
          </table:table-cell>
        </table:table-row>
        <table:table-row table:style-name="ro1">
          <table:table-cell office:value-type="float" office:value="0.006" calcext:value-type="float">
            <text:p>6,00E-03</text:p>
          </table:table-cell>
          <table:table-cell table:formula="of:=[.B$17]-[.B$14]-([.A7]*[.B$18])" office:value-type="float" office:value="4.06" calcext:value-type="float">
            <text:p>4,06</text:p>
          </table:table-cell>
          <table:table-cell table:formula="of:=[.B$17]-[.B$15]-([.A7]*[.B$18])" office:value-type="float" office:value="16.06" calcext:value-type="float">
            <text:p>16,06</text:p>
          </table:table-cell>
        </table:table-row>
        <table:table-row table:style-name="ro1">
          <table:table-cell office:value-type="float" office:value="0.007" calcext:value-type="float">
            <text:p>7,00E-03</text:p>
          </table:table-cell>
          <table:table-cell table:formula="of:=[.B$17]-[.B$14]-([.A8]*[.B$18])" office:value-type="float" office:value="1.07" calcext:value-type="float">
            <text:p>1,07</text:p>
          </table:table-cell>
          <table:table-cell table:formula="of:=[.B$17]-[.B$15]-([.A8]*[.B$18])" office:value-type="float" office:value="13.07" calcext:value-type="float">
            <text:p>13,07</text:p>
          </table:table-cell>
        </table:table-row>
        <table:table-row table:style-name="ro1">
          <table:table-cell office:value-type="float" office:value="0.008" calcext:value-type="float">
            <text:p>8,00E-03</text:p>
          </table:table-cell>
          <table:table-cell table:formula="of:=[.B$17]-[.B$14]-([.A9]*[.B$18])" office:value-type="float" office:value="-1.92" calcext:value-type="float">
            <text:p>-1,92</text:p>
          </table:table-cell>
          <table:table-cell table:formula="of:=[.B$17]-[.B$15]-([.A9]*[.B$18])" office:value-type="float" office:value="10.08" calcext:value-type="float">
            <text:p>10,08</text:p>
          </table:table-cell>
        </table:table-row>
        <table:table-row table:style-name="ro1">
          <table:table-cell office:value-type="float" office:value="0.009" calcext:value-type="float">
            <text:p>9,00E-03</text:p>
          </table:table-cell>
          <table:table-cell table:formula="of:=[.B$17]-[.B$14]-([.A10]*[.B$18])" office:value-type="float" office:value="-4.91" calcext:value-type="float">
            <text:p>-4,91</text:p>
          </table:table-cell>
          <table:table-cell table:formula="of:=[.B$17]-[.B$15]-([.A10]*[.B$18])" office:value-type="float" office:value="7.09" calcext:value-type="float">
            <text:p>7,09</text:p>
          </table:table-cell>
        </table:table-row>
        <table:table-row table:style-name="ro1">
          <table:table-cell office:value-type="float" office:value="0.01" calcext:value-type="float">
            <text:p>1,00E-02</text:p>
          </table:table-cell>
          <table:table-cell table:formula="of:=[.B$17]-[.B$14]-([.A11]*[.B$18])" office:value-type="float" office:value="-7.90000000000001" calcext:value-type="float">
            <text:p>-7,9</text:p>
          </table:table-cell>
          <table:table-cell table:formula="of:=[.B$17]-[.B$15]-([.A11]*[.B$18])" office:value-type="float" office:value="4.09999999999999" calcext:value-type="float">
            <text:p>4,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Vsens+</text:p>
          </table:table-cell>
          <table:table-cell table:formula="of:=[.B16]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Default" office:value-type="string" calcext:value-type="string">
            <text:p>Vsens-</text:p>
          </table:table-cell>
          <table:table-cell table:formula="of:=-[.B16]" office:value-type="float" office:value="-6" calcext:value-type="float">
            <text:p>-6</text:p>
          </table:table-cell>
          <table:table-cell/>
        </table:table-row>
        <table:table-row table:style-name="ro1">
          <table:table-cell table:style-name="Default" office:value-type="string" calcext:value-type="string">
            <text:p>Vpico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Default" office:value-type="string" calcext:value-type="string">
            <text:p>Vcc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style-name="Default" office:value-type="string" calcext:value-type="string">
            <text:p>Req</text:p>
          </table:table-cell>
          <table:table-cell table:style-name="ce2" office:value-type="float" office:value="2990" calcext:value-type="float">
            <text:p>2,99E+03</text:p>
          </table:table-cell>
          <table:table-cell/>
        </table:table-row>
      </table:table>
      <table:table table:name="Pasos_ensayo_DC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I_ensayo_DC</text:p>
          </table:table-cell>
          <table:table-cell office:value-type="string" calcext:value-type="string">
            <text:p>R_ensayo</text:p>
          </table:table-cell>
          <table:table-cell office:value-type="string" calcext:value-type="string">
            <text:p>R_incremental</text:p>
          </table:table-cell>
          <table:table-cell office:value-type="string" calcext:value-type="string">
            <text:p>R_inc_redon</text:p>
          </table:table-cell>
          <table:table-cell office:value-type="string" calcext:value-type="string">
            <text:p>R_inc_norm</text:p>
          </table:table-cell>
          <table:table-cell/>
        </table:table-row>
        <table:table-row table:style-name="ro1">
          <table:table-cell office:value-type="float" office:value="0.00001" calcext:value-type="float">
            <text:p>1,00E-05</text:p>
          </table:table-cell>
          <table:table-cell table:formula="of:=([.B$13]-[.B$14])/[.A2]" office:value-type="float" office:value="2735000" calcext:value-type="float">
            <text:p>2735000</text:p>
          </table:table-cell>
          <table:table-cell table:formula="of:=[.B2]-[.C3]" office:value-type="float" office:value="1738287.85714286" calcext:value-type="float">
            <text:p>1738287,85714286</text:p>
          </table:table-cell>
          <table:table-cell table:formula="of:=ROUND([.C2];0)" office:value-type="float" office:value="1738288" calcext:value-type="float">
            <text:p>1738288</text:p>
          </table:table-cell>
          <table:table-cell office:value-type="float" office:value="1800000" calcext:value-type="float">
            <text:p>1800000</text:p>
          </table:table-cell>
          <table:table-cell table:formula="of:=([.B13]-[.B14])/SUM([.E2:.E11])" office:value-type="float" office:value="0.00000778891610183972" calcext:value-type="float">
            <text:p>7,78891610183972E-06</text:p>
          </table:table-cell>
        </table:table-row>
        <table:table-row table:style-name="ro1">
          <table:table-cell office:value-type="float" office:value="0.00002" calcext:value-type="float">
            <text:p>2,00E-05</text:p>
          </table:table-cell>
          <table:table-cell table:formula="of:=([.B$13]-[.B$14])/[.A3]" office:value-type="float" office:value="1367500" calcext:value-type="float">
            <text:p>1367500</text:p>
          </table:table-cell>
          <table:table-cell table:formula="of:=[.B3]-[.C4]" office:value-type="float" office:value="996712.142857143" calcext:value-type="float">
            <text:p>996712,142857143</text:p>
          </table:table-cell>
          <table:table-cell table:formula="of:=ROUND([.C3];0)" office:value-type="float" office:value="996712" calcext:value-type="float">
            <text:p>996712</text:p>
          </table:table-cell>
          <table:table-cell office:value-type="float" office:value="1000000" calcext:value-type="float">
            <text:p>1000000</text:p>
          </table:table-cell>
          <table:table-cell table:formula="of:=([.B13]-[.B14])/SUM([.E3:.E11])" office:value-type="float" office:value="0.0000159810681313544" calcext:value-type="float">
            <text:p>1,59810681313544E-05</text:p>
          </table:table-cell>
        </table:table-row>
        <table:table-row table:style-name="ro1">
          <table:table-cell office:value-type="float" office:value="0.00005" calcext:value-type="float">
            <text:p>5,00E-05</text:p>
          </table:table-cell>
          <table:table-cell table:formula="of:=([.B$13]-[.B$14])/[.A4]" office:value-type="float" office:value="547000" calcext:value-type="float">
            <text:p>547000</text:p>
          </table:table-cell>
          <table:table-cell table:formula="of:=[.B4]-[.C5]" office:value-type="float" office:value="370787.857142857" calcext:value-type="float">
            <text:p>370787,857142857</text:p>
          </table:table-cell>
          <table:table-cell table:formula="of:=ROUND([.C4];0)" office:value-type="float" office:value="370788" calcext:value-type="float">
            <text:p>370788</text:p>
          </table:table-cell>
          <table:table-cell office:value-type="float" office:value="390000" calcext:value-type="float">
            <text:p>390000</text:p>
          </table:table-cell>
          <table:table-cell table:formula="of:=([.B13]-[.B14])/SUM([.E4:.E11])" office:value-type="float" office:value="0.00003844531908912" calcext:value-type="float">
            <text:p>3,844531908912E-05</text:p>
          </table:table-cell>
        </table:table-row>
        <table:table-row table:style-name="ro1">
          <table:table-cell office:value-type="float" office:value="0.0001" calcext:value-type="float">
            <text:p>1,00E-04</text:p>
          </table:table-cell>
          <table:table-cell table:formula="of:=([.B$13]-[.B$14])/[.A5]" office:value-type="float" office:value="273500" calcext:value-type="float">
            <text:p>273500</text:p>
          </table:table-cell>
          <table:table-cell table:formula="of:=[.B5]-[.C6]" office:value-type="float" office:value="176212.142857143" calcext:value-type="float">
            <text:p>176212,142857143</text:p>
          </table:table-cell>
          <table:table-cell table:formula="of:=ROUND([.C5];0)" office:value-type="float" office:value="176212" calcext:value-type="float">
            <text:p>176212</text:p>
          </table:table-cell>
          <table:table-cell office:value-type="float" office:value="150000" calcext:value-type="float">
            <text:p>150000</text:p>
          </table:table-cell>
          <table:table-cell table:formula="of:=([.B13]-[.B14])/SUM([.E5:.E11])" office:value-type="float" office:value="0.000085096453018046" calcext:value-type="float">
            <text:p>8,5096453018046E-05</text:p>
          </table:table-cell>
        </table:table-row>
        <table:table-row table:style-name="ro1">
          <table:table-cell office:value-type="float" office:value="0.0002" calcext:value-type="float">
            <text:p>2,00E-04</text:p>
          </table:table-cell>
          <table:table-cell table:formula="of:=([.B$13]-[.B$14])/[.A6]" office:value-type="float" office:value="136750" calcext:value-type="float">
            <text:p>136750</text:p>
          </table:table-cell>
          <table:table-cell table:formula="of:=[.B6]-[.C7]" office:value-type="float" office:value="97287.8571428572" calcext:value-type="float">
            <text:p>97287,8571428572</text:p>
          </table:table-cell>
          <table:table-cell table:formula="of:=ROUND([.C6];0)" office:value-type="float" office:value="97288" calcext:value-type="float">
            <text:p>97288</text:p>
          </table:table-cell>
          <table:table-cell office:value-type="float" office:value="100000" calcext:value-type="float">
            <text:p>100000</text:p>
          </table:table-cell>
          <table:table-cell table:formula="of:=([.B13]-[.B14])/SUM([.E6:.E11])" office:value-type="float" office:value="0.000159568261376896" calcext:value-type="float">
            <text:p>0,0001595683</text:p>
          </table:table-cell>
        </table:table-row>
        <table:table-row table:style-name="ro1">
          <table:table-cell office:value-type="float" office:value="0.0005" calcext:value-type="float">
            <text:p>5,00E-04</text:p>
          </table:table-cell>
          <table:table-cell table:formula="of:=([.B$13]-[.B$14])/[.A7]" office:value-type="float" office:value="54700" calcext:value-type="float">
            <text:p>54700</text:p>
          </table:table-cell>
          <table:table-cell table:formula="of:=[.B7]-[.C8]" office:value-type="float" office:value="39462.1428571429" calcext:value-type="float">
            <text:p>39462,1428571429</text:p>
          </table:table-cell>
          <table:table-cell table:formula="of:=ROUND([.C7];0)" office:value-type="float" office:value="39462" calcext:value-type="float">
            <text:p>39462</text:p>
          </table:table-cell>
          <table:table-cell office:value-type="float" office:value="39000" calcext:value-type="float">
            <text:p>39000</text:p>
          </table:table-cell>
          <table:table-cell table:formula="of:=([.B13]-[.B14])/SUM([.E7:.E11])" office:value-type="float" office:value="0.000383053221288515" calcext:value-type="float">
            <text:p>0,0003830532</text:p>
          </table:table-cell>
        </table:table-row>
        <table:table-row table:style-name="ro1">
          <table:table-cell office:value-type="float" office:value="0.001" calcext:value-type="float">
            <text:p>1,00E-03</text:p>
          </table:table-cell>
          <table:table-cell table:formula="of:=([.B$13]-[.B$14])/[.A8]" office:value-type="float" office:value="27350" calcext:value-type="float">
            <text:p>27350</text:p>
          </table:table-cell>
          <table:table-cell table:formula="of:=[.B8]-[.C9]" office:value-type="float" office:value="15237.8571428571" calcext:value-type="float">
            <text:p>15237,8571428571</text:p>
          </table:table-cell>
          <table:table-cell table:formula="of:=ROUND([.C8];0)" office:value-type="float" office:value="15238" calcext:value-type="float">
            <text:p>15238</text:p>
          </table:table-cell>
          <table:table-cell office:value-type="float" office:value="15000" calcext:value-type="float">
            <text:p>15000</text:p>
          </table:table-cell>
          <table:table-cell table:formula="of:=([.B13]-[.B14])/SUM([.E8:.E11])" office:value-type="float" office:value="0.000844135802469136" calcext:value-type="float">
            <text:p>0,0008441358</text:p>
          </table:table-cell>
        </table:table-row>
        <table:table-row table:style-name="ro1">
          <table:table-cell office:value-type="float" office:value="0.002" calcext:value-type="float">
            <text:p>2,00E-03</text:p>
          </table:table-cell>
          <table:table-cell table:formula="of:=([.B$13]-[.B$14])/[.A9]" office:value-type="float" office:value="13675" calcext:value-type="float">
            <text:p>13675</text:p>
          </table:table-cell>
          <table:table-cell table:formula="of:=[.B9]-[.C10]" office:value-type="float" office:value="12112.1428571429" calcext:value-type="float">
            <text:p>12112,1428571429</text:p>
          </table:table-cell>
          <table:table-cell table:formula="of:=ROUND([.C9];0)" office:value-type="float" office:value="12112" calcext:value-type="float">
            <text:p>12112</text:p>
          </table:table-cell>
          <table:table-cell office:value-type="float" office:value="12000" calcext:value-type="float">
            <text:p>12000</text:p>
          </table:table-cell>
          <table:table-cell table:formula="of:=([.B13]-[.B14])/SUM([.E9:.E11])" office:value-type="float" office:value="0.00157183908045977" calcext:value-type="float">
            <text:p>0,0015718391</text:p>
          </table:table-cell>
        </table:table-row>
        <table:table-row table:style-name="ro1">
          <table:table-cell office:value-type="float" office:value="0.005" calcext:value-type="float">
            <text:p>5,00E-03</text:p>
          </table:table-cell>
          <table:table-cell table:formula="of:=([.B$13]-[.B$14])/[.A10]" office:value-type="float" office:value="5470" calcext:value-type="float">
            <text:p>5470</text:p>
          </table:table-cell>
          <table:table-cell table:formula="of:=[.B10]-[.C11]" office:value-type="float" office:value="1562.85714285714" calcext:value-type="float">
            <text:p>1562,8571428572</text:p>
          </table:table-cell>
          <table:table-cell table:formula="of:=ROUND([.C10];0)" office:value-type="float" office:value="1563" calcext:value-type="float">
            <text:p>1563</text:p>
          </table:table-cell>
          <table:table-cell office:value-type="float" office:value="1500" calcext:value-type="float">
            <text:p>1500</text:p>
          </table:table-cell>
          <table:table-cell table:formula="of:=([.B13]-[.B14])/SUM([.E10:.E11])" office:value-type="float" office:value="0.00506481481481482" calcext:value-type="float">
            <text:p>0,0050648148</text:p>
          </table:table-cell>
        </table:table-row>
        <table:table-row table:style-name="ro1">
          <table:table-cell office:value-type="float" office:value="0.007" calcext:value-type="float">
            <text:p>7,00E-03</text:p>
          </table:table-cell>
          <table:table-cell table:formula="of:=([.B$13]-[.B$14])/[.A11]" office:value-type="float" office:value="3907.14285714286" calcext:value-type="float">
            <text:p>3907,1428571429</text:p>
          </table:table-cell>
          <table:table-cell table:formula="of:=[.B11]" office:value-type="float" office:value="3907.14285714286" calcext:value-type="float">
            <text:p>3907,1428571429</text:p>
          </table:table-cell>
          <table:table-cell table:formula="of:=ROUND([.C11];0)" office:value-type="float" office:value="3907" calcext:value-type="float">
            <text:p>3907</text:p>
          </table:table-cell>
          <table:table-cell office:value-type="float" office:value="3900" calcext:value-type="float">
            <text:p>3900</text:p>
          </table:table-cell>
          <table:table-cell table:formula="of:=([.B13]-[.B14])/SUM([.E11:.E11])" office:value-type="float" office:value="0.00701282051282051" calcext:value-type="float">
            <text:p>0,0070128205</text:p>
          </table:table-cell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V_alim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Veb</text:p>
          </table:table-cell>
          <table:table-cell office:value-type="float" office:value="0.65" calcext:value-type="float">
            <text:p>0,65</text:p>
          </table:table-cell>
          <table:table-cell table:number-columns-repeated="4"/>
        </table:table-row>
      </table:table>
      <table:table table:name="Apareamiento TBJ" table:style-name="ta1"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_ap_base</text:p>
          </table:table-cell>
          <table:table-cell office:value-type="string" calcext:value-type="string">
            <text:p>R_base</text:p>
          </table:table-cell>
          <table:table-cell office:value-type="string" calcext:value-type="string">
            <text:p>R_base_norm</text:p>
          </table:table-cell>
          <table:table-cell office:value-type="string" calcext:value-type="string">
            <text:p>I_ap_base_norm</text:p>
          </table:table-cell>
          <table:table-cell office:value-type="string" calcext:value-type="string">
            <text:p>Ic_min</text:p>
          </table:table-cell>
          <table:table-cell office:value-type="string" calcext:value-type="string">
            <text:p>Ic_max</text:p>
          </table:table-cell>
          <table:table-cell office:value-type="string" calcext:value-type="string">
            <text:p>VEC_max</text:p>
          </table:table-cell>
          <table:table-cell office:value-type="string" calcext:value-type="string">
            <text:p>VEC_min</text:p>
          </table:table-cell>
          <table:table-cell office:value-type="string" calcext:value-type="string">
            <text:p>Vrc_min</text:p>
          </table:table-cell>
          <table:table-cell office:value-type="string" calcext:value-type="string">
            <text:p>Vrc_max</text:p>
          </table:table-cell>
        </table:table-row>
        <table:table-row table:style-name="ro1">
          <table:table-cell table:style-name="ce2" office:value-type="float" office:value="0.000001" calcext:value-type="float">
            <text:p>1,00E-06</text:p>
          </table:table-cell>
          <table:table-cell table:formula="of:=(([.B$12]-[.B$13])-[.B$14])/[.A2]" office:value-type="float" office:value="2650000" calcext:value-type="float">
            <text:p>2650000</text:p>
          </table:table-cell>
          <table:table-cell table:style-name="ce2" office:value-type="float" office:value="2700000" calcext:value-type="float">
            <text:p>2,70E+06</text:p>
          </table:table-cell>
          <table:table-cell table:style-name="ce3" table:formula="of:=(([.B$12]-[.B$13])-[.B$14])/[.C2]" office:value-type="float" office:value="0.000000981481481481482" calcext:value-type="float">
            <text:p>9,81E-07</text:p>
          </table:table-cell>
          <table:table-cell table:formula="of:=[.D2]*[.B$16]" office:value-type="float" office:value="0.0000294444444444444" calcext:value-type="float">
            <text:p>2,94444444444444E-05</text:p>
          </table:table-cell>
          <table:table-cell table:formula="of:=[.D2]*[.B$17]" office:value-type="float" office:value="0.000235555555555556" calcext:value-type="float">
            <text:p>0,0002355556</text:p>
          </table:table-cell>
          <table:table-cell table:formula="of:=([.B$12]-([.E2]*[.B$18]))" office:value-type="float" office:value="9.98351111111111" calcext:value-type="float">
            <text:p>9,9835111111</text:p>
          </table:table-cell>
          <table:table-cell table:style-name="ce1" table:formula="of:=([.B$12]-([.F2]*[.B$18]))" office:value-type="float" office:value="9.86808888888889" calcext:value-type="float">
            <text:p>9,8680888889</text:p>
          </table:table-cell>
          <table:table-cell table:style-name="ce4" table:formula="of:=[.E2]*[.B$18]" office:value-type="float" office:value="0.0164888888888889" calcext:value-type="float">
            <text:p>0,02</text:p>
          </table:table-cell>
          <table:table-cell table:style-name="ce4" table:formula="of:=[.F2]*[.B$18]" office:value-type="float" office:value="0.131911111111111" calcext:value-type="float">
            <text:p>0,13</text:p>
          </table:table-cell>
        </table:table-row>
        <table:table-row table:style-name="ro1">
          <table:table-cell table:style-name="ce2" office:value-type="float" office:value="0.000002" calcext:value-type="float">
            <text:p>2,00E-06</text:p>
          </table:table-cell>
          <table:table-cell table:formula="of:=(([.B$12]-[.B$13])-[.B$14])/[.A3]" office:value-type="float" office:value="1325000" calcext:value-type="float">
            <text:p>1325000</text:p>
          </table:table-cell>
          <table:table-cell table:style-name="ce2" office:value-type="float" office:value="1500000" calcext:value-type="float">
            <text:p>1,50E+06</text:p>
          </table:table-cell>
          <table:table-cell table:style-name="ce3" table:formula="of:=(([.B$12]-[.B$13])-[.B$14])/[.C3]" office:value-type="float" office:value="0.00000176666666666667" calcext:value-type="float">
            <text:p>1,77E-06</text:p>
          </table:table-cell>
          <table:table-cell table:formula="of:=[.D3]*[.B$16]" office:value-type="float" office:value="0.000053" calcext:value-type="float">
            <text:p>0,000053</text:p>
          </table:table-cell>
          <table:table-cell table:formula="of:=[.D3]*[.B$17]" office:value-type="float" office:value="0.000424" calcext:value-type="float">
            <text:p>0,000424</text:p>
          </table:table-cell>
          <table:table-cell table:formula="of:=([.B$12]-([.E3]*[.B$18]))" office:value-type="float" office:value="9.97032" calcext:value-type="float">
            <text:p>9,97032</text:p>
          </table:table-cell>
          <table:table-cell table:style-name="ce1" table:formula="of:=([.B$12]-([.F3]*[.B$18]))" office:value-type="float" office:value="9.76256" calcext:value-type="float">
            <text:p>9,76256</text:p>
          </table:table-cell>
          <table:table-cell table:style-name="ce4" table:formula="of:=[.E3]*[.B$18]" office:value-type="float" office:value="0.02968" calcext:value-type="float">
            <text:p>0,03</text:p>
          </table:table-cell>
          <table:table-cell table:style-name="ce4" table:formula="of:=[.F3]*[.B$18]" office:value-type="float" office:value="0.23744" calcext:value-type="float">
            <text:p>0,24</text:p>
          </table:table-cell>
        </table:table-row>
        <table:table-row table:style-name="ro1">
          <table:table-cell table:style-name="ce2" office:value-type="float" office:value="0.000005" calcext:value-type="float">
            <text:p>5,00E-06</text:p>
          </table:table-cell>
          <table:table-cell table:formula="of:=(([.B$12]-[.B$13])-[.B$14])/[.A4]" office:value-type="float" office:value="530000" calcext:value-type="float">
            <text:p>530000</text:p>
          </table:table-cell>
          <table:table-cell table:style-name="ce2" office:value-type="float" office:value="560000" calcext:value-type="float">
            <text:p>5,60E+05</text:p>
          </table:table-cell>
          <table:table-cell table:style-name="ce3" table:formula="of:=(([.B$12]-[.B$13])-[.B$14])/[.C4]" office:value-type="float" office:value="0.00000473214285714286" calcext:value-type="float">
            <text:p>4,73E-06</text:p>
          </table:table-cell>
          <table:table-cell table:formula="of:=[.D4]*[.B$16]" office:value-type="float" office:value="0.000141964285714286" calcext:value-type="float">
            <text:p>0,0001419643</text:p>
          </table:table-cell>
          <table:table-cell table:formula="of:=[.D4]*[.B$17]" office:value-type="float" office:value="0.00113571428571429" calcext:value-type="float">
            <text:p>0,0011357143</text:p>
          </table:table-cell>
          <table:table-cell table:formula="of:=([.B$12]-([.E4]*[.B$18]))" office:value-type="float" office:value="9.9205" calcext:value-type="float">
            <text:p>9,9205</text:p>
          </table:table-cell>
          <table:table-cell table:style-name="ce1" table:formula="of:=([.B$12]-([.F4]*[.B$18]))" office:value-type="float" office:value="9.364" calcext:value-type="float">
            <text:p>9,364</text:p>
          </table:table-cell>
          <table:table-cell table:style-name="ce4" table:formula="of:=[.E4]*[.B$18]" office:value-type="float" office:value="0.0795" calcext:value-type="float">
            <text:p>0,08</text:p>
          </table:table-cell>
          <table:table-cell table:style-name="ce4" table:formula="of:=[.F4]*[.B$18]" office:value-type="float" office:value="0.636" calcext:value-type="float">
            <text:p>0,64</text:p>
          </table:table-cell>
        </table:table-row>
        <table:table-row table:style-name="ro1">
          <table:table-cell table:style-name="ce2" office:value-type="float" office:value="0.00001" calcext:value-type="float">
            <text:p>1,00E-05</text:p>
          </table:table-cell>
          <table:table-cell table:formula="of:=(([.B$12]-[.B$13])-[.B$14])/[.A5]" office:value-type="float" office:value="265000" calcext:value-type="float">
            <text:p>265000</text:p>
          </table:table-cell>
          <table:table-cell table:style-name="ce2" office:value-type="float" office:value="270000" calcext:value-type="float">
            <text:p>2,70E+05</text:p>
          </table:table-cell>
          <table:table-cell table:style-name="ce3" table:formula="of:=(([.B$12]-[.B$13])-[.B$14])/[.C5]" office:value-type="float" office:value="0.00000981481481481482" calcext:value-type="float">
            <text:p>9,81E-06</text:p>
          </table:table-cell>
          <table:table-cell table:formula="of:=[.D5]*[.B$16]" office:value-type="float" office:value="0.000294444444444444" calcext:value-type="float">
            <text:p>0,0002944444</text:p>
          </table:table-cell>
          <table:table-cell table:formula="of:=[.D5]*[.B$17]" office:value-type="float" office:value="0.00235555555555556" calcext:value-type="float">
            <text:p>0,0023555556</text:p>
          </table:table-cell>
          <table:table-cell table:formula="of:=([.B$12]-([.E5]*[.B$18]))" office:value-type="float" office:value="9.83511111111111" calcext:value-type="float">
            <text:p>9,8351111111</text:p>
          </table:table-cell>
          <table:table-cell table:style-name="ce1" table:formula="of:=([.B$12]-([.F5]*[.B$18]))" office:value-type="float" office:value="8.68088888888889" calcext:value-type="float">
            <text:p>8,6808888889</text:p>
          </table:table-cell>
          <table:table-cell table:style-name="ce4" table:formula="of:=[.E5]*[.B$18]" office:value-type="float" office:value="0.164888888888889" calcext:value-type="float">
            <text:p>0,16</text:p>
          </table:table-cell>
          <table:table-cell table:style-name="ce4" table:formula="of:=[.F5]*[.B$18]" office:value-type="float" office:value="1.31911111111111" calcext:value-type="float">
            <text:p>1,32</text:p>
          </table:table-cell>
        </table:table-row>
        <table:table-row table:style-name="ro1">
          <table:table-cell table:style-name="ce2" office:value-type="float" office:value="0.00002" calcext:value-type="float">
            <text:p>2,00E-05</text:p>
          </table:table-cell>
          <table:table-cell table:formula="of:=(([.B$12]-[.B$13])-[.B$14])/[.A6]" office:value-type="float" office:value="132500" calcext:value-type="float">
            <text:p>132500</text:p>
          </table:table-cell>
          <table:table-cell table:style-name="ce2" office:value-type="float" office:value="150000" calcext:value-type="float">
            <text:p>1,50E+05</text:p>
          </table:table-cell>
          <table:table-cell table:style-name="ce3" table:formula="of:=(([.B$12]-[.B$13])-[.B$14])/[.C6]" office:value-type="float" office:value="0.0000176666666666667" calcext:value-type="float">
            <text:p>1,77E-05</text:p>
          </table:table-cell>
          <table:table-cell table:formula="of:=[.D6]*[.B$16]" office:value-type="float" office:value="0.00053" calcext:value-type="float">
            <text:p>0,00053</text:p>
          </table:table-cell>
          <table:table-cell table:formula="of:=[.D6]*[.B$17]" office:value-type="float" office:value="0.00424" calcext:value-type="float">
            <text:p>0,00424</text:p>
          </table:table-cell>
          <table:table-cell table:formula="of:=([.B$12]-([.E6]*[.B$18]))" office:value-type="float" office:value="9.7032" calcext:value-type="float">
            <text:p>9,7032</text:p>
          </table:table-cell>
          <table:table-cell table:style-name="ce1" table:formula="of:=([.B$12]-([.F6]*[.B$18]))" office:value-type="float" office:value="7.6256" calcext:value-type="float">
            <text:p>7,6256</text:p>
          </table:table-cell>
          <table:table-cell table:style-name="ce4" table:formula="of:=[.E6]*[.B$18]" office:value-type="float" office:value="0.2968" calcext:value-type="float">
            <text:p>0,30</text:p>
          </table:table-cell>
          <table:table-cell table:style-name="ce4" table:formula="of:=[.F6]*[.B$18]" office:value-type="float" office:value="2.3744" calcext:value-type="float">
            <text:p>2,37</text:p>
          </table:table-cell>
        </table:table-row>
        <table:table-row table:style-name="ro1">
          <table:table-cell table:style-name="ce2" office:value-type="float" office:value="0.00005" calcext:value-type="float">
            <text:p>5,00E-05</text:p>
          </table:table-cell>
          <table:table-cell table:formula="of:=(([.B$12]-[.B$13])-[.B$14])/[.A7]" office:value-type="float" office:value="53000" calcext:value-type="float">
            <text:p>53000</text:p>
          </table:table-cell>
          <table:table-cell table:style-name="ce2" office:value-type="float" office:value="56000" calcext:value-type="float">
            <text:p>5,60E+04</text:p>
          </table:table-cell>
          <table:table-cell table:style-name="ce3" table:formula="of:=(([.B$12]-[.B$13])-[.B$14])/[.C7]" office:value-type="float" office:value="0.0000473214285714286" calcext:value-type="float">
            <text:p>4,73E-05</text:p>
          </table:table-cell>
          <table:table-cell table:formula="of:=[.D7]*[.B$16]" office:value-type="float" office:value="0.00141964285714286" calcext:value-type="float">
            <text:p>0,0014196429</text:p>
          </table:table-cell>
          <table:table-cell table:formula="of:=[.D7]*[.B$17]" office:value-type="float" office:value="0.0113571428571429" calcext:value-type="float">
            <text:p>0,0113571429</text:p>
          </table:table-cell>
          <table:table-cell table:formula="of:=([.B$12]-([.E7]*[.B$18]))" office:value-type="float" office:value="9.205" calcext:value-type="float">
            <text:p>9,205</text:p>
          </table:table-cell>
          <table:table-cell table:style-name="ce1" table:formula="of:=([.B$12]-([.F7]*[.B$18]))" office:value-type="float" office:value="3.64" calcext:value-type="float">
            <text:p>3,64</text:p>
          </table:table-cell>
          <table:table-cell table:style-name="ce4" table:formula="of:=[.E7]*[.B$18]" office:value-type="float" office:value="0.795" calcext:value-type="float">
            <text:p>0,80</text:p>
          </table:table-cell>
          <table:table-cell table:style-name="ce4" table:formula="of:=[.F7]*[.B$18]" office:value-type="float" office:value="6.36" calcext:value-type="float">
            <text:p>6,36</text:p>
          </table:table-cell>
        </table:table-row>
        <table:table-row table:style-name="ro1">
          <table:table-cell table:style-name="ce2" office:value-type="float" office:value="0.0001" calcext:value-type="float">
            <text:p>1,00E-04</text:p>
          </table:table-cell>
          <table:table-cell table:formula="of:=(([.B$12]-[.B$13])-[.B$14])/[.A8]" office:value-type="float" office:value="26500" calcext:value-type="float">
            <text:p>26500</text:p>
          </table:table-cell>
          <table:table-cell table:style-name="ce2" office:value-type="float" office:value="27000" calcext:value-type="float">
            <text:p>2,70E+04</text:p>
          </table:table-cell>
          <table:table-cell table:style-name="ce3" table:formula="of:=(([.B$12]-[.B$13])-[.B$14])/[.C8]" office:value-type="float" office:value="0.0000981481481481482" calcext:value-type="float">
            <text:p>9,81E-05</text:p>
          </table:table-cell>
          <table:table-cell table:formula="of:=[.D8]*[.B$16]" office:value-type="float" office:value="0.00294444444444444" calcext:value-type="float">
            <text:p>0,0029444444</text:p>
          </table:table-cell>
          <table:table-cell table:formula="of:=[.D8]*[.B$17]" office:value-type="float" office:value="0.0235555555555556" calcext:value-type="float">
            <text:p>0,0235555556</text:p>
          </table:table-cell>
          <table:table-cell table:formula="of:=([.B$12]-([.E8]*[.B$18]))" office:value-type="float" office:value="8.35111111111111" calcext:value-type="float">
            <text:p>8,3511111111</text:p>
          </table:table-cell>
          <table:table-cell table:style-name="ce1" table:formula="of:=([.B$12]-([.F8]*[.B$18]))" office:value-type="float" office:value="-3.19111111111111" calcext:value-type="float">
            <text:p>-3,1911111111</text:p>
          </table:table-cell>
          <table:table-cell table:style-name="ce4" table:formula="of:=[.E8]*[.B$18]" office:value-type="float" office:value="1.64888888888889" calcext:value-type="float">
            <text:p>1,65</text:p>
          </table:table-cell>
          <table:table-cell table:style-name="ce4" table:formula="of:=[.F8]*[.B$18]" office:value-type="float" office:value="13.1911111111111" calcext:value-type="float">
            <text:p>13,19</text:p>
          </table:table-cell>
        </table:table-row>
        <table:table-row table:style-name="ro1">
          <table:table-cell table:style-name="ce2" office:value-type="float" office:value="0.0002" calcext:value-type="float">
            <text:p>2,00E-04</text:p>
          </table:table-cell>
          <table:table-cell table:formula="of:=(([.B$12]-[.B$13])-[.B$14])/[.A9]" office:value-type="float" office:value="13250" calcext:value-type="float">
            <text:p>13250</text:p>
          </table:table-cell>
          <table:table-cell table:style-name="ce2" office:value-type="float" office:value="15000" calcext:value-type="float">
            <text:p>1,50E+04</text:p>
          </table:table-cell>
          <table:table-cell table:style-name="ce3" table:formula="of:=(([.B$12]-[.B$13])-[.B$14])/[.C9]" office:value-type="float" office:value="0.000176666666666667" calcext:value-type="float">
            <text:p>1,77E-04</text:p>
          </table:table-cell>
          <table:table-cell table:formula="of:=[.D9]*[.B$16]" office:value-type="float" office:value="0.0053" calcext:value-type="float">
            <text:p>0,0053</text:p>
          </table:table-cell>
          <table:table-cell table:formula="of:=[.D9]*[.B$17]" office:value-type="float" office:value="0.0424" calcext:value-type="float">
            <text:p>0,0424</text:p>
          </table:table-cell>
          <table:table-cell table:formula="of:=([.B$12]-([.E9]*[.B$18]))" office:value-type="float" office:value="7.032" calcext:value-type="float">
            <text:p>7,032</text:p>
          </table:table-cell>
          <table:table-cell table:style-name="ce1" table:formula="of:=([.B$12]-([.F9]*[.B$18]))" office:value-type="float" office:value="-13.744" calcext:value-type="float">
            <text:p>-13,744</text:p>
          </table:table-cell>
          <table:table-cell table:style-name="ce4" table:formula="of:=[.E9]*[.B$18]" office:value-type="float" office:value="2.968" calcext:value-type="float">
            <text:p>2,97</text:p>
          </table:table-cell>
          <table:table-cell table:style-name="ce4" table:formula="of:=[.F9]*[.B$18]" office:value-type="float" office:value="23.744" calcext:value-type="float">
            <text:p>23,74</text:p>
          </table:table-cell>
        </table:table-row>
        <table:table-row table:style-name="ro1">
          <table:table-cell table:style-name="ce2" office:value-type="float" office:value="0.0005" calcext:value-type="float">
            <text:p>5,00E-04</text:p>
          </table:table-cell>
          <table:table-cell table:formula="of:=(([.B$12]-[.B$13])-[.B$14])/[.A10]" office:value-type="float" office:value="5300" calcext:value-type="float">
            <text:p>5300</text:p>
          </table:table-cell>
          <table:table-cell table:style-name="ce2" office:value-type="float" office:value="5600" calcext:value-type="float">
            <text:p>5,60E+03</text:p>
          </table:table-cell>
          <table:table-cell table:style-name="ce3" table:formula="of:=(([.B$12]-[.B$13])-[.B$14])/[.C10]" office:value-type="float" office:value="0.000473214285714286" calcext:value-type="float">
            <text:p>4,73E-04</text:p>
          </table:table-cell>
          <table:table-cell table:formula="of:=[.D10]*[.B$16]" office:value-type="float" office:value="0.0141964285714286" calcext:value-type="float">
            <text:p>0,0141964286</text:p>
          </table:table-cell>
          <table:table-cell table:formula="of:=[.D10]*[.B$17]" office:value-type="float" office:value="0.113571428571429" calcext:value-type="float">
            <text:p>0,1135714286</text:p>
          </table:table-cell>
          <table:table-cell table:formula="of:=([.B$12]-([.E10]*[.B$18]))" office:value-type="float" office:value="2.05" calcext:value-type="float">
            <text:p>2,05</text:p>
          </table:table-cell>
          <table:table-cell table:style-name="ce1" table:formula="of:=([.B$12]-([.F10]*[.B$18]))" office:value-type="float" office:value="-53.6" calcext:value-type="float">
            <text:p>-53,6</text:p>
          </table:table-cell>
          <table:table-cell table:style-name="ce4" table:formula="of:=[.E10]*[.B$18]" office:value-type="float" office:value="7.95" calcext:value-type="float">
            <text:p>7,95</text:p>
          </table:table-cell>
          <table:table-cell table:style-name="ce4" table:formula="of:=[.F10]*[.B$18]" office:value-type="float" office:value="63.6" calcext:value-type="float">
            <text:p>63,6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2</text:p>
          </table:table-cell>
          <table:table-cell table:formula="of:=[.B12]-3.3" office:value-type="float" office:value="6.7" calcext:value-type="float">
            <text:p>6,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b</text:p>
          </table:table-cell>
          <table:table-cell office:value-type="float" office:value="0.65" calcext:value-type="float">
            <text:p>0,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ia: Circuito comple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FE_min</text:p>
          </table:table-cell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FE_max</text:p>
          </table:table-cell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c_prueba</text:p>
          </table:table-cell>
          <table:table-cell table:style-name="ce2" office:value-type="float" office:value="560" calcext:value-type="float">
            <text:p>5,60E+0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9T06:10:36.830519286</meta:creation-date>
    <dc:date>2019-12-26T07:13:48.503973876</dc:date>
    <meta:editing-duration>P2DT11H20M50S</meta:editing-duration>
    <meta:editing-cycles>2</meta:editing-cycles>
    <meta:generator>LibreOffice/5.1.6.2$Linux_X86_64 LibreOffice_project/10m0$Build-2</meta:generator>
    <meta:document-statistic meta:table-count="6" meta:cell-count="2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4.317cm" svg:y="3.954cm" style:legend-expansion="high" chart:style-name="ch2"/>
        <chart:plot-area chart:style-name="ch3" table:cell-range-address="Imax_ensayo.A1:Imax_ensayo.C11" chart:data-source-has-labels="row" svg:x="0.319cm" svg:y="0.18cm" svg:width="13.679cm" svg:height="8.645cm">
          <chartooo:coordinate-region svg:x="1.06cm" svg:y="0.379cm" svg:width="12.248cm" svg:height="8.2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Imax_ensayo.B2:Imax_ensayo.B11" chart:label-cell-address="Imax_ensayo.B1:Imax_ensayo.B1" chart:class="chart:scatter">
            <chart:domain table:cell-range-address="Imax_ensayo.A2:Imax_ensayo.A11"/>
            <chart:data-point chart:repeated="10"/>
          </chart:series>
          <chart:series chart:style-name="ch8" chart:values-cell-range-address="Imax_ensayo.C2:Imax_ensayo.C11" chart:label-cell-address="Imax_ensayo.C1:Imax_ensayo.C1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VCE+</text:p>
                <draw:g>
                  <svg:desc>Imax_ensayo.B1:Imax_ensayo.B1</svg:desc>
                </draw:g>
              </table:table-cell>
              <table:table-cell office:value-type="string">
                <text:p>VCE-</text:p>
                <draw:g>
                  <svg:desc>Imax_ensayo.C1:Imax_ensayo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Imax_ensayo.A2:Imax_ensayo.A11</svg:desc>
                </draw:g>
              </table:table-cell>
              <table:table-cell office:value-type="float" office:value="19.01">
                <text:p>19.01</text:p>
                <draw:g>
                  <svg:desc>Imax_ensayo.B2:Imax_ensayo.B11</svg:desc>
                </draw:g>
              </table:table-cell>
              <table:table-cell office:value-type="float" office:value="31.01">
                <text:p>31.01</text:p>
                <draw:g>
                  <svg:desc>Imax_ensayo.C2:Imax_ensayo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">
                <text:p>0.002</text:p>
              </table:table-cell>
              <table:table-cell office:value-type="float" office:value="16.02">
                <text:p>16.02</text:p>
              </table:table-cell>
              <table:table-cell office:value-type="float" office:value="28.02">
                <text:p>28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">
                <text:p>0.003</text:p>
              </table:table-cell>
              <table:table-cell office:value-type="float" office:value="13.03">
                <text:p>13.03</text:p>
              </table:table-cell>
              <table:table-cell office:value-type="float" office:value="25.03">
                <text:p>25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4">
                <text:p>0.004</text:p>
              </table:table-cell>
              <table:table-cell office:value-type="float" office:value="10.04">
                <text:p>10.04</text:p>
              </table:table-cell>
              <table:table-cell office:value-type="float" office:value="22.04">
                <text:p>22.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5">
                <text:p>0.005</text:p>
              </table:table-cell>
              <table:table-cell office:value-type="float" office:value="7.05">
                <text:p>7.05</text:p>
              </table:table-cell>
              <table:table-cell office:value-type="float" office:value="19.05">
                <text:p>19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6">
                <text:p>0.006</text:p>
              </table:table-cell>
              <table:table-cell office:value-type="float" office:value="4.06">
                <text:p>4.06</text:p>
              </table:table-cell>
              <table:table-cell office:value-type="float" office:value="16.06">
                <text:p>16.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">
                <text:p>0.007</text:p>
              </table:table-cell>
              <table:table-cell office:value-type="float" office:value="1.07">
                <text:p>1.07</text:p>
              </table:table-cell>
              <table:table-cell office:value-type="float" office:value="13.07">
                <text:p>13.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8">
                <text:p>0.008</text:p>
              </table:table-cell>
              <table:table-cell office:value-type="float" office:value="-1.92">
                <text:p>-1.92</text:p>
              </table:table-cell>
              <table:table-cell office:value-type="float" office:value="10.08">
                <text:p>10.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9">
                <text:p>0.009</text:p>
              </table:table-cell>
              <table:table-cell office:value-type="float" office:value="-4.91">
                <text:p>-4.91</text:p>
              </table:table-cell>
              <table:table-cell office:value-type="float" office:value="7.09">
                <text:p>7.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">
                <text:p>0.01</text:p>
              </table:table-cell>
              <table:table-cell office:value-type="float" office:value="-7.90000000000001">
                <text:p>-7.90000000000001</text:p>
              </table:table-cell>
              <table:table-cell office:value-type="float" office:value="4.09999999999999">
                <text:p>4.0999999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